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y</text:p>
          </table:table-cell>
          <table:table-cell table:formula="of:=CONCATENATE([.A2];&quot; &quot;;[.B2])" office:value-type="string" office:string-value="1 Andy" calcext:value-type="string">
            <text:p>1 An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uce</text:p>
          </table:table-cell>
          <table:table-cell table:formula="of:=CONCATENATE([.A3];&quot; &quot;;[.B3])" office:value-type="string" office:string-value="2 Bruce" calcext:value-type="string">
            <text:p>2 Bru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lie</text:p>
          </table:table-cell>
          <table:table-cell table:formula="of:=CONCATENATE([.A4];&quot; &quot;;[.B4])" office:value-type="string" office:string-value="3 Charlie" calcext:value-type="string">
            <text:p>3 Charl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formula="of:=CONCATENATE([.A5];&quot; &quot;;[.B5])" office:value-type="string" office:string-value="4 David" calcext:value-type="string">
            <text:p>4 Davi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ward</text:p>
          </table:table-cell>
          <table:table-cell table:formula="of:=CONCATENATE([.A6];&quot; &quot;;[.B6])" office:value-type="string" office:string-value="5 Edward" calcext:value-type="string">
            <text:p>5 Edw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nk</text:p>
          </table:table-cell>
          <table:table-cell table:formula="of:=CONCATENATE([.A7];&quot; &quot;;[.B7])" office:value-type="string" office:string-value="6 Frank" calcext:value-type="string">
            <text:p>6 Fra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6:03:40.569303998</meta:creation-date>
    <dc:date>2018-02-03T16:05:46.171653451</dc:date>
    <meta:editing-duration>PT2M7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